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style:font-name="Microsoft YaHei" fo:font-size="28pt" officeooo:rsid="00027e1b" officeooo:paragraph-rsid="00027e1b" style:font-size-asian="28pt" style:font-size-complex="28pt"/>
    </style:style>
    <style:style style:name="P2"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paragraph-rsid="00032276"/>
    </style:style>
    <style:style style:name="T1" style:family="text">
      <style:text-properties style:font-name="Microsoft YaHei" fo:font-size="14pt" officeooo:rsid="00027e1b" style:font-size-asian="14pt" style:font-size-complex="14pt"/>
    </style:style>
    <style:style style:name="T2" style:family="text">
      <style:text-properties style:font-name="Microsoft YaHei" fo:font-size="14pt" officeooo:rsid="00032276" style:font-size-asian="14pt" style:font-size-complex="14pt"/>
    </style:style>
    <style:style style:name="T3" style:family="text">
      <style:text-properties style:font-name="Microsoft YaHei" fo:font-size="14pt" officeooo:rsid="00046fec" style:font-size-asian="14pt" style:font-size-complex="14pt"/>
    </style:style>
    <style:style style:name="T4" style:family="text">
      <style:text-properties style:font-name="Microsoft YaHei" fo:font-size="14pt" officeooo:rsid="0004fd58" style:font-size-asian="14pt" style:font-size-complex="14pt"/>
    </style:style>
    <style:style style:name="T5" style:family="text">
      <style:text-properties style:font-name="Microsoft YaHei" fo:font-size="14pt" officeooo:rsid="0008ec51" style:font-size-asian="14pt" style:font-size-complex="14pt"/>
    </style:style>
    <style:style style:name="T6" style:family="text">
      <style:text-properties style:font-name="Microsoft YaHei" fo:font-size="14pt" officeooo:rsid="00099172" style:font-size-asian="14pt" style:font-size-complex="14pt"/>
    </style:style>
    <style:style style:name="T7" style:family="text">
      <style:text-properties style:font-name="Microsoft YaHei" fo:font-size="14pt" officeooo:rsid="0009e0da" style:font-size-asian="14pt" style:font-size-complex="14pt"/>
    </style:style>
    <style:style style:name="T8" style:family="text">
      <style:text-properties style:font-name="Microsoft YaHei" fo:font-size="14pt" officeooo:rsid="000a804a" style:font-size-asian="14pt" style:font-size-complex="14pt"/>
    </style:style>
    <style:style style:name="T9" style:family="text">
      <style:text-properties style:font-name="Microsoft YaHei" fo:font-size="14pt" officeooo:rsid="000adb32" style:font-size-asian="14pt" style:font-size-complex="14pt"/>
    </style:style>
    <style:style style:name="T10" style:family="text">
      <style:text-properties style:font-name="Microsoft YaHei" fo:font-size="14pt" officeooo:rsid="000af024" style:font-size-asian="14pt" style:font-size-complex="14pt"/>
    </style:style>
    <style:style style:name="T11" style:family="text">
      <style:text-properties style:font-name="Microsoft YaHei" fo:font-size="14pt" officeooo:rsid="000cbee2" style:font-size-asian="14pt" style:font-size-complex="14pt"/>
    </style:style>
    <style:style style:name="T12" style:family="text">
      <style:text-properties style:font-name="Microsoft YaHei" fo:font-size="14pt" officeooo:rsid="000e6a16" style:font-size-asian="14pt" style:font-size-complex="14pt"/>
    </style:style>
    <style:style style:name="T13" style:family="text">
      <style:text-properties style:font-name="Microsoft YaHei" fo:font-size="14pt" officeooo:rsid="000fb03a" style:font-size-asian="14pt" style:font-size-complex="14pt"/>
    </style:style>
    <style:style style:name="T14" style:family="text">
      <style:text-properties style:font-name="Microsoft YaHei" fo:font-size="14pt" officeooo:rsid="0011ee09" style:font-size-asian="14pt" style:font-size-complex="14pt"/>
    </style:style>
    <style:style style:name="T15" style:family="text">
      <style:text-properties style:font-name="Microsoft YaHei" fo:font-size="14pt" officeooo:rsid="0013ac65" style:font-size-asian="14pt" style:font-size-complex="14pt"/>
    </style:style>
    <style:style style:name="T16" style:family="text">
      <style:text-properties style:font-name="Microsoft YaHei" fo:font-size="14pt" officeooo:rsid="0014a9b4" style:font-size-asian="14pt" style:font-size-complex="14pt"/>
    </style:style>
    <style:style style:name="T17" style:family="text">
      <style:text-properties style:font-name="Microsoft YaHei" fo:font-size="14pt" officeooo:rsid="0017e646" style:font-size-asian="14pt" style:font-size-complex="14pt"/>
    </style:style>
    <style:style style:name="T18" style:family="text">
      <style:text-properties style:font-name="Microsoft YaHei" fo:font-size="14pt" officeooo:rsid="00182f81" style:font-size-asian="14pt" style:font-size-complex="14pt"/>
    </style:style>
    <style:style style:name="T19" style:family="text">
      <style:text-properties style:font-name="Microsoft YaHei" fo:font-size="14pt" officeooo:rsid="00186f16" style:font-size-asian="14pt" style:font-size-complex="14pt"/>
    </style:style>
    <style:style style:name="T20" style:family="text">
      <style:text-properties style:font-name="Microsoft YaHei" fo:font-size="14pt" officeooo:rsid="0019fed9" style:font-size-asian="14pt" style:font-size-complex="14pt"/>
    </style:style>
    <style:style style:name="T21" style:family="text">
      <style:text-properties style:font-name="Microsoft YaHei" fo:font-size="14pt" fo:font-weight="normal" officeooo:rsid="000cbee2" style:font-size-asian="14pt" style:font-weight-asian="normal" style:font-size-complex="14pt" style:font-weight-complex="normal"/>
    </style:style>
    <style:style style:name="T22" style:family="text">
      <style:text-properties style:font-name="Microsoft YaHei" fo:font-size="14pt" fo:font-weight="normal" officeooo:rsid="000e6a16" style:font-size-asian="14pt" style:font-weight-asian="normal" style:font-size-complex="14pt" style:font-weight-complex="normal"/>
    </style:style>
    <style:style style:name="T23" style:family="text">
      <style:text-properties style:font-name="Microsoft YaHei" fo:font-size="14pt" fo:font-weight="normal" officeooo:rsid="00112382" style:font-size-asian="14pt" style:font-weight-asian="normal" style:font-size-complex="14pt" style:font-weight-complex="normal"/>
    </style:style>
    <style:style style:name="T24" style:family="text">
      <style:text-properties style:font-name="Microsoft YaHei" fo:font-size="14pt" fo:font-weight="normal" officeooo:rsid="0011ee09" style:font-size-asian="14pt" style:font-weight-asian="normal" style:font-size-complex="14pt" style:font-weight-complex="normal"/>
    </style:style>
    <style:style style:name="T25" style:family="text">
      <style:text-properties style:font-name="Microsoft YaHei" fo:font-size="14pt" fo:font-weight="normal" officeooo:rsid="0013ac65" style:font-size-asian="14pt" style:font-weight-asian="normal" style:font-size-complex="14pt" style:font-weight-complex="normal"/>
    </style:style>
    <style:style style:name="T26" style:family="text">
      <style:text-properties officeooo:rsid="00186f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mulator żonglowania?</text:p>
      <text:p text:style-name="P2"><text:span text:style-name="T1"><text:line-break/>Mój pierwszy pomysł na zagadnienie, które można zgłebić za pomocą symulacji pewnego systemu to żonglowanie, jednak wciąż nie jestem pewien czy to jest odpowie</text:span><text:span text:style-name="T10">d</text:span><text:span text:style-name="T1">ni temat.<text:line-break/>W sieci można znaleźć p</text:span><text:span text:style-name="T3">arę</text:span><text:span text:style-name="T1"> różnych symulatorów żonglowania, posiadających zwykle wiele opcji, które umożliwają zapoznanie się z wieloma różnymi“patternami”. Szczególnie dobrze radzą sobie z takimi patternami, które żonglowalne są w standardowy sposób i w związku z tym notacja siteswap </text:span><text:span text:style-name="T4">w pełni oddaje ich formę</text:span><text:span text:style-name="T1">.<text:line-break/>Podstawowe pytanie, które sobie zadałem po zapoznaniu się z owymi symulatorami, to czy mimo wszystko brakuje im jakiejś istotnej opcji, co jest ewentualnie ich największą wadą. </text:span><text:span text:style-name="T2">Na celownik wziąłem ten </text:span><text:a xlink:type="simple" xlink:href="http://www.gunswap.co/#" text:style-name="Internet_20_link" text:visited-style-name="Visited_20_Internet_20_Link">http://www.gunswap.co/#</text:a> <text:s text:c="2"/><text:span text:style-name="T2">symulator, ponieważ jest rozbudowany i </text:span><text:span text:style-name="T6">szybki</text:span><text:span text:style-name="T2"> w obsłudze. </text:span><text:span text:style-name="T3">Jego największą zaletą jest to, że można wpisać całkiem skomplikowany pattern, ustawić n</text:span><text:span text:style-name="T10">iekoniecznie standardowy styl żonglowania</text:span><text:span text:style-name="T3">, a owy symlator świetnie poradzi sobie z odwzorowaniem danego tricku, jednak często wystąpią kolizje, które wydaje mi się, że są sygnałem, iż w rzeczywistości trick </text:span><text:span text:style-name="T5">może być trudny.<text:line-break/>P</text:span><text:span text:style-name="T6">rogram d</text:span><text:span text:style-name="T17">ziała w oparciu o notacje siteswap</text:span><text:span text:style-name="T6">, przykładowo dla tricku 3456</text:span><text:span text:style-name="T18">2</text:span><text:span text:style-name="T6">, </text:span><text:span text:style-name="T8">gdzie </text:span><text:span text:style-name="T6">liczba oznacza wysokość rzutu, jeśli jest ona nieparzysta to wykonujemy go do przeciwnej </text:span><text:span text:style-name="T8">ręki</text:span><text:span text:style-name="T6">, w przypadku parzystej do tej samej. Z tym, że “normalne” patterny zaczynają się od trzech piłek, stąd 3 to </text:span><text:span text:style-name="T8">najmniejsza możliwa </text:span><text:span text:style-name="T6">wysokość </text:span><text:span text:style-name="T13">normalnego rzutu</text:span><text:span text:style-name="T6">, </text:span><text:span text:style-name="T8">(zwykle oznacza to po prostu taką, </text:span><text:span text:style-name="T6">która jest optymalna dla żonglowania 3 piłkami w najbardziej standardowy sposób</text:span><text:span text:style-name="T8">)</text:span><text:span text:style-name="T6">, 2 t</text:span><text:span text:style-name="T9">o bardzo niski wyrzut do tej samej ręki, który sym</text:span><text:span text:style-name="T17">u</text:span><text:span text:style-name="T9">lator pomija, natomiast 1 to całkowicie płaski rzut do ręki przeciwnej, </text:span><text:span text:style-name="T16">0 to pusta ręka</text:span><text:span text:style-name="T6">.<text:line-break/>Wedle powyższego w patternie “3456</text:span><text:span text:style-name="T8">2</text:span><text:span text:style-name="T6">” najpierw powinnen nastąpić </text:span><text:soft-page-break/><text:span text:style-name="T6">niski wyrzut </text:span><text:span text:style-name="T7">z przykładowo lewej </text:span><text:span text:style-name="T6">do </text:span><text:span text:style-name="T7">prawej</text:span><text:span text:style-name="T6">, następnie</text:span><text:span text:style-name="T7"> </text:span><text:span text:style-name="T6">nieco wyższy </text:span><text:span text:style-name="T7">z prawej </text:span><text:span text:style-name="T6">do s</text:span><text:span text:style-name="T7">iebie same</text:span><text:span text:style-name="T6">j, później jeszcze</text:span><text:span text:style-name="T7"> </text:span><text:span text:style-name="T6">wyższy </text:span><text:span text:style-name="T8">z lewej </text:span><text:span text:style-name="T6">do przeciwnej i na koniec najwyższy </text:span><text:span text:style-name="T7">z prawej </text:span><text:span text:style-name="T6">do </text:span><text:span text:style-name="T7">prawej, </text:span><text:span text:style-name="T8">a później następuje niewielka przerwa.<text:line-break/></text:span><text:span text:style-name="T11">Na początku wydawało mi się, że owy symulator nie wykonuje tricków typu </text:span><text:span text:style-name="T12">3-ball </text:span><text:span text:style-name="T11">shower,</text:span><text:span text:style-name="T15">the </text:span><text:span text:style-name="T14">box</text:span><text:span text:style-name="T11">, ponieważ ustawiłem sobie “</text:span><text:span text:style-name="T20">dwell”</text:span><text:span text:style-name="T19"> shower</text:span><text:span text:style-name="T11"> i to nie było to, jednak gdy w ustawieniach włączy się możliwość wyrzutów synchronicznych, to program znajduje pattern o nazwie </text:span><text:span text:style-name="T21">(2x,4x) </text:span><text:span text:style-name="T24">(shower)</text:span><text:span text:style-name="T21">. </text:span><text:span text:style-name="T23">W nazwie jest x bodajże dlatego, że zwykłe zasady siteswap nie mają zastosowania w przypadku patternów synchronicznych, rzut o wysokości 2 do ręki przeciwnej ma sens i oznacza się to dodatkowym x. </text:span><text:span text:style-name="T24">Stąd trick </text:span><text:span text:style-name="T25">the </text:span><text:span text:style-name="T24">box oznacza się tak (4,2x)(2x,4).</text:span><text:span text:style-name="T21"><text:line-break/></text:span><text:span text:style-name="T22">Mój końcowy wniosek jest taki, że nie ma sensu aby moja symulacja skupiała się na odwzorowaniu jak największej liczby patternów, ponieważ nie mam szans zrobić to lepiej niż owy istniejący już symulator.<text:line-break/>Planuje się skoncentrować na paru z nich i być może uda mi się o nich coś więcej dowiedzieć.</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 LibreOffice_project/98b30e735bda24bc04ab42594c85f7fd8be07b9c</meta:generator>
    <dc:date>2020-04-07T16:15:45.863000000</dc:date>
    <meta:editing-duration>PT1H12M6S</meta:editing-duration>
    <meta:editing-cycles>21</meta:editing-cycles>
    <meta:document-statistic meta:table-count="0" meta:image-count="0" meta:object-count="0" meta:page-count="2" meta:paragraph-count="2" meta:word-count="421" meta:character-count="2796" meta:non-whitespace-character-count="2374"/>
  </office:meta>
</office:document-meta>
</file>